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Plants:trees/bushes</text:p>
          </table:table-cell>
          <table:table-cell table:number-columns-repeated="4" table:style-name="ce1" office:value-type="string" calcext:value-type="string">
            <text:p>Inventory</text:p>
          </table:table-cell>
        </table:table-row>
        <table:table-row table:style-name="ro1">
          <table:table-cell office:value-type="string" calcext:value-type="string">
            <text:p>Blueberries</text:p>
          </table:table-cell>
          <table:table-cell table:number-columns-repeated="4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Raspberries</text:p>
          </table:table-cell>
          <table:table-cell table:number-columns-repeated="4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trawberries</text:p>
          </table:table-cell>
          <table:table-cell table:number-columns-repeated="4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lackberries</text:p>
          </table:table-cell>
          <table:table-cell table:number-columns-repeated="4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Huckleberries</text:p>
          </table:table-cell>
          <table:table-cell table:number-columns-repeated="4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oysenberries</text:p>
          </table:table-cell>
          <table:table-cell table:number-columns-repeated="4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ranberries</text:p>
          </table:table-cell>
          <table:table-cell table:number-columns-repeated="4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ulberries</text:p>
          </table:table-cell>
          <table:table-cell table:number-columns-repeated="4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lderberries</text:p>
          </table:table-cell>
          <table:table-cell table:number-columns-repeated="4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ooseberries</text:p>
          </table:table-cell>
          <table:table-cell table:number-columns-repeated="4" office:value-type="float" office:value="34" calcext:value-type="float">
            <text:p>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s</text:p>
          </table:table-cell>
          <table:table-cell table:formula="of:=COUNT([.B2:.B11])" office:value-type="float" office:value="10" calcext:value-type="float">
            <text:p>10</text:p>
          </table:table-cell>
          <table:table-cell table:formula="of:=AVERAGE([.C2:.C11])" office:value-type="float" office:value="60.1" calcext:value-type="float">
            <text:p>60.1</text:p>
          </table:table-cell>
          <table:table-cell table:formula="of:=MAX([.D2:.D11])" office:value-type="float" office:value="90" calcext:value-type="float">
            <text:p>90</text:p>
          </table:table-cell>
          <table:table-cell table:formula="of:=MIN([.E2:.E11])" office:value-type="float" office:value="34" calcext:value-type="float">
            <text:p>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5T15:07:14.812855801</meta:creation-date>
    <dc:date>2016-04-05T15:11:18.870830573</dc:date>
    <dc:creator>Sergey Paramonov</dc:creator>
    <meta:editing-duration>P0D</meta:editing-duration>
    <meta:editing-cycles>1</meta:editing-cycles>
    <meta:document-statistic meta:table-count="1" meta:cell-count="60" meta:object-count="0"/>
    <meta:generator>LibreOffice/4.2.8.2$Linux_X86_64 LibreOffice_project/420m0$Build-2</meta:generator>
  </office:meta>
</office:document-meta>
</file>